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Exr v3 was created by gskinner.com, and is proudly hosted by Media Temple.Hello, my name is 
Margarida Reis.
Ola, o meu nome e Margarida Reis, do sexo feminino
Tenho 25 anos. O meu codigo postal e: 1600-646
Edit the Expression &amp; Text to see matches. Roll over matches or the expression for details. PCRE &amp; 
Javascript flavors of RegEx are supported.
Eu sou a Marlene BlaBla.
Nascido em 1995-01-8. Born in 28/12/1992
The side bar includes a Cheatsheet, full Reference, and Help. You can also Save &amp; Share with the 
Community, and view patterns you create or favorite in My Patterns.
Chamo-me Florentina Xilofone.
Explore results with the Tools below. Name: Albertina Joaquina. Replace &amp; List output custom results. 
Details lists capture groups. Explain , data de nascimento: 28/12/1992 describes your expression in 
plain English.
Idade: 25
Nome: Badass Motherfucker
Sexo: m
Informacao Pessoal: Blip Bloop
16 anos.
Codigo postal: 1600-646
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creation-date>2018-03-14T16:49:45</meta:creation-date>
    <dc:date>2018-03-14T16:49:45</dc:date>
    <meta:editing-cycles>1</meta:editing-cycles>
    <meta:editing-duration>PT0.318S</meta:editing-duration>
  </office:meta>
</office:document-meta>
</file>